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boucles</text:p>
      <text:p text:style-name="P1"/>
      <text:p text:style-name="P2">Il existe 2 syntaxes de base pour faire des boucles en Javascript:</text:p>
      <text:p text:style-name="P2"><text:tab/></text:p>
      <text:list xml:id="list2688675433921723353" text:style-name="L1">
        <text:list-item>
          <text:list>
            <text:list-item>
              <text:p text:style-name="P6"><text:span text:style-name="T3">while</text:span>,</text:p>
              <text:p text:style-name="P6">suivi de parenthèses qui sert à boucler tant que le résultat entre les parenthèses est considéré comme vrai (<text:span text:style-name="T1">truthy</text:span> ou <text:span text:style-name="T1">true</text:span>) et est utilisé quand on <text:s/>ne sait pas combien de fois on doit boucler.</text:p>
              <text:p text:style-name="P6"/>
              <text:p text:style-name="P6">=&gt; <text:span text:style-name="T3">while ( true ) { // Cette boucle est infinie car </text:span><text:span text:style-name="T2">true</text:span><text:span text:style-name="T3"> ne changera jamais</text:span></text:p>
              <text:list>
                <text:list-item>
                  <text:list>
                    <text:list-header>
                      <text:p text:style-name="P8">- Opérations</text:p>
                    </text:list-header>
                  </text:list>
                  <text:p text:style-name="P8">}</text:p>
                </text:list-item>
              </text:list>
            </text:list-item>
          </text:list>
        </text:list-item>
      </text:list>
      <text:p text:style-name="P2"/>
      <text:list xml:id="list30743960" text:continue-numbering="true" text:style-name="L1">
        <text:list-item>
          <text:list>
            <text:list-item>
              <text:p text:style-name="P6"><text:span text:style-name="T3">for</text:span>,</text:p>
              <text:p text:style-name="P6">suivi de parenthèses qui contiendront 3 parties séparées par des points-virgules ("semi-colon" en Anglais) <text:s/>qui servira surtout lorsqu'on sait combien de fois on doit boucler, par exemple répétition avec un compteur jusqu'à un nombre défini.</text:p>
              <text:p text:style-name="P6">La première partie est l'instanciation, elle se déroule une seule fois <text:span text:style-name="T4">avant</text:span> le premier tour de boucle et son but de déclarer ou initialiser des variables.</text:p>
              <text:p text:style-name="P6">La deuxième partie est la condition, comme avec le while la boucle tourne seulement <text:span text:style-name="T4">tant que</text:span> le résultat est considéré comme vrai.</text:p>
              <text:p text:style-name="P6">La troisième partie est l'incrémentation (en général car on peut effectuer ce qu'on souhaite), elle sert à effectuer des actions <text:span text:style-name="T4">après</text:span> chaque tour de boucle, comme par exemple incrémenter un compteur.</text:p>
              <text:p text:style-name="P6"/>
              <text:p text:style-name="P6">=&gt; <text:span text:style-name="T3">for ( let compteur = 0; compteur &lt; 10; compteur++) {</text:span></text:p>
              <text:list>
                <text:list-header>
                  <text:p text:style-name="P8">- Opérations</text:p>
                </text:list-header>
              </text:list>
              <text:p text:style-name="P6"><text:span text:style-name="T3">} // Boucle effectuée 10 fois grâce aux 3 parties du </text:span><text:span text:style-name="T2">for</text:span></text:p>
              <text:p text:style-name="P9"/>
              <text:p text:style-name="P6">Un mot-clef très utile pour les boucles est <text:span text:style-name="T3">break</text:span>, c'est une instruction qui qui "cassera" la boucle et nous permettra de sortir de la structure. Il s'utilise uniquement à l'intérieur des boucles et de la structure <text:span text:style-name="T3">switch</text:span> (voir cours conditions).</text:p>
              <text:p text:style-name="P6">Son utilité pourrait par exemple de vérifier des valeurs jusqu'au moins une d'entre-elles réponde à une condition.</text:p>
            </text:list-item>
          </text:list>
        </text:list-item>
      </text:list>
      <text:p text:style-name="P4"/>
      <text:p text:style-name="P2"/>
      <text:p text:style-name="P2">Il existe également une manière de boucler avec les fonctions lorsque que dans la définition d'une fonction elle fait appel à elle-même, c'est ce qu'on appelle la <text:span text:style-name="T3">récursion</text:span>. (Voir la partie sur les fonctions pour la syntaxe)</text:p>
      <text:p text:style-name="P2"/>
      <text:p text:style-name="P2"/>
      <text:p text:style-name="P2"/>
      <text:p text:style-name="P2"><text:soft-page-break/></text:p>
      <text:p text:style-name="P2"/>
      <text:p text:style-name="P3">=&gt; function decompteurRecursif(max = 0) {</text:p>
      <text:p text:style-name="P3"><text:tab/>if ( max &gt;= 0 ) {</text:p>
      <text:p text:style-name="P3"><text:tab/><text:tab/>console.log(max);</text:p>
      <text:p text:style-name="P3"><text:tab/><text:tab/>decompteurRecursif(max - 1);</text:p>
      <text:p text:style-name="P3"><text:tab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6M51S</meta:editing-duration>
    <meta:editing-cycles>15</meta:editing-cycles>
    <meta:generator>OpenOffice/4.1.7$Win32 OpenOffice.org_project/417m1$Build-9800</meta:generator>
    <dc:date>2020-04-22T10:53:04.10</dc:date>
    <meta:document-statistic meta:table-count="0" meta:image-count="0" meta:object-count="0" meta:page-count="2" meta:paragraph-count="25" meta:word-count="338" meta:character-count="1929"/>
    <meta:user-defined meta:name="Info 1"/>
    <meta:user-defined meta:name="Info 2"/>
    <meta:user-defined meta:name="Info 3"/>
    <meta:user-defined meta:name="Info 4"/>
  </office:meta>
</office:document-meta>
</file>